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1</text:p>
          </table:table-cell>
          <table:table-cell table:style-name="ce1"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idxref</text:p>
          </table:table-cell>
          <table:table-cell office:value-type="string" calcext:value-type="string">
            <text:p>10 muestras</text:p>
          </table:table-cell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2</text:p>
          </table:table-cell>
          <table:table-cell table:style-name="ce1"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v3</text:p>
          </table:table-cell>
          <table:table-cell table:style-name="ce1"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v4</text:p>
          </table:table-cell>
          <table:table-cell table:style-name="ce1"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v1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table:style-name="ce1"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1</text:p>
          </table:table-cell>
          <table:table-cell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table:style-name="ce1"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1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table:style-name="ce1"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v2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table:style-name="ce1"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v2</text:p>
          </table:table-cell>
          <table:table-cell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table:style-name="ce1"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v2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table:style-name="ce1"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office:value-type="string" calcext:value-type="string">
            <text:p>v3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table:style-name="ce1"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table:style-name="ce1"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office:value-type="string" calcext:value-type="string">
            <text:p>v3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table:style-name="ce1"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v4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table:style-name="ce1"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v4</text:p>
          </table:table-cell>
          <table:table-cell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table:style-name="ce1"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v4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table:style-name="ce1"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33:05.315472475</meta:creation-date>
    <dc:date>2020-01-13T17:15:17.447152532</dc:date>
    <meta:editing-duration>PT59M59S</meta:editing-duration>
    <meta:editing-cycles>4</meta:editing-cycles>
    <meta:generator>LibreOffice/6.0.7.3$Linux_X86_64 LibreOffice_project/00m0$Build-3</meta:generator>
    <meta:document-statistic meta:table-count="1" meta:cell-count="166" meta:object-count="0"/>
  </office:meta>
</office:document-meta>
</file>